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25bb01" officeooo:paragraph-rsid="0225bb0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38da05" officeooo:paragraph-rsid="0238da0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23b0a93" officeooo:paragraph-rsid="023b0a93"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23cd853" officeooo:paragraph-rsid="023cd853"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402626" officeooo:paragraph-rsid="02402626"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1" fo:font-size="12pt" fo:font-weight="normal" officeooo:rsid="01bfb4aa" officeooo:paragraph-rsid="020a57c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1" fo:font-size="12pt" fo:font-weight="normal" officeooo:rsid="021410fd" officeooo:paragraph-rsid="021410fd"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1" fo:font-size="12pt" fo:font-weight="normal" officeooo:rsid="021410fd" officeooo:paragraph-rsid="0234d4f4"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1" fo:font-size="12pt" officeooo:rsid="020ce6a6" officeooo:paragraph-rsid="020ce6a6" style:font-size-asian="12pt" style:font-size-complex="12pt"/>
    </style:style>
    <style:style style:name="P29" style:family="paragraph" style:parent-style-name="Table_20_Contents">
      <style:paragraph-properties fo:text-align="center" style:justify-single-word="false"/>
      <style:text-properties style:font-name="FreeSans1" fo:font-size="12pt" officeooo:rsid="020ebc22" officeooo:paragraph-rsid="020ebc22" style:font-size-asian="12pt" style:font-size-complex="12pt"/>
    </style:style>
    <style:style style:name="P30" style:family="paragraph" style:parent-style-name="Table_20_Contents">
      <style:paragraph-properties fo:text-align="center" style:justify-single-word="false"/>
      <style:text-properties style:font-name="FreeSans1" fo:font-size="12pt" officeooo:rsid="021410fd" officeooo:paragraph-rsid="021410fd" style:font-size-asian="12pt" style:font-size-complex="12pt"/>
    </style:style>
    <style:style style:name="P31" style:family="paragraph" style:parent-style-name="Table_20_Contents">
      <style:paragraph-properties fo:text-align="center" style:justify-single-word="false"/>
      <style:text-properties style:font-name="FreeSans1" fo:font-size="12pt" officeooo:rsid="021410fd" officeooo:paragraph-rsid="02354c0d" style:font-size-asian="12pt" style:font-size-complex="12pt"/>
    </style:style>
    <style:style style:name="P32" style:family="paragraph" style:parent-style-name="Footer">
      <style:text-properties fo:font-size="2pt" style:font-size-asian="1.75pt" style:font-size-complex="2pt"/>
    </style:style>
    <style:style style:name="P33"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34"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35" style:family="paragraph" style:parent-style-name="Standard">
      <style:paragraph-properties fo:line-height="115%"/>
      <style:text-properties style:font-name="FreeSans1" fo:font-size="15pt" fo:letter-spacing="0.035cm" officeooo:rsid="007b5345" officeooo:paragraph-rsid="007b5345" style:font-size-asian="13.1000003814697pt" style:font-size-complex="15pt"/>
    </style:style>
    <style:style style:name="P36"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1"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1"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1" fo:font-size="14pt" fo:letter-spacing="0.035cm" fo:font-weight="normal" officeooo:rsid="0243057f" officeooo:paragraph-rsid="0243057f"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3" style:family="paragraph" style:parent-style-name="Default" style:list-style-name="L1">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4" style:family="paragraph" style:parent-style-name="Default" style:list-style-name="L1">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6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66" style:family="paragraph" style:parent-style-name="Standard" style:list-style-name="L4">
      <style:paragraph-properties fo:line-height="150%"/>
      <style:text-properties style:use-window-font-color="true" style:font-name="FreeSans1" fo:font-size="14pt" fo:letter-spacing="0.035cm" fo:font-weight="normal" officeooo:rsid="023802cb" officeooo:paragraph-rsid="023802cb" style:font-size-asian="14pt" style:font-weight-asian="normal" style:font-size-complex="14pt" style:font-weight-complex="normal"/>
    </style:style>
    <style:style style:name="P67" style:family="paragraph" style:parent-style-name="Standard">
      <style:paragraph-properties fo:line-height="130%" fo:text-align="end" style:justify-single-word="false"/>
      <style:text-properties officeooo:paragraph-rsid="0066a7cb"/>
    </style:style>
    <style:style style:name="P68" style:family="paragraph" style:parent-style-name="Standard" style:list-style-name="L4">
      <style:paragraph-properties fo:line-height="150%" fo:break-before="auto" fo:break-after="auto"/>
      <style:text-properties style:use-window-font-color="true" style:font-name="FreeSans1" fo:font-size="14pt" fo:letter-spacing="0.035cm" fo:font-weight="normal" officeooo:rsid="023802cb" officeooo:paragraph-rsid="023802cb" style:font-size-asian="14pt" style:font-weight-asian="normal" style:font-size-complex="14pt" style:font-weight-complex="normal"/>
    </style:style>
    <style:style style:name="P69" style:family="paragraph" style:parent-style-name="Table_20_Contents" style:list-style-name="L2">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70"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72" style:family="paragraph">
      <loext:graphic-properties draw:fill-color="#2c3756"/>
    </style:style>
    <style:style style:name="P7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1" fo:font-size="14pt" fo:letter-spacing="0.035cm" style:font-size-asian="14pt" style:font-size-complex="14pt"/>
    </style:style>
    <style:style style:name="T11" style:family="text">
      <style:text-properties style:use-window-font-color="true" style:font-name="FreeSans1"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ize="18pt" fo:font-style="normal" fo:text-shadow="none" style:font-size-asian="18pt" style:font-style-asian="normal" style:font-size-complex="18pt" style:font-style-complex="normal"/>
    </style:style>
    <style:style style:name="T30" style:family="text">
      <style:text-properties fo:font-size="18pt" fo:font-style="normal" fo:text-shadow="none" officeooo:rsid="0234d4f4"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3"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4"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5" style:family="text">
      <style:text-properties fo:color="#2c3756" style:text-outline="true" style:font-name="Lora" fo:font-size="18pt" fo:letter-spacing="0.106cm" fo:font-style="normal" fo:text-shadow="none" fo:font-weight="bold" officeooo:rsid="0249b140" style:font-size-asian="18pt" style:font-style-asian="normal" style:font-weight-asian="bold" style:font-size-complex="18pt" style:font-style-complex="normal" style:font-weight-complex="bold"/>
    </style:style>
    <style:style style:name="T46" style:family="text">
      <style:text-properties officeooo:rsid="017b7924"/>
    </style:style>
    <style:style style:name="T47" style:family="text">
      <style:text-properties officeooo:rsid="022a252b"/>
    </style:style>
    <style:style style:name="T48" style:family="text">
      <style:text-properties officeooo:rsid="022d8ae3"/>
    </style:style>
    <style:style style:name="T49" style:family="text">
      <style:text-properties officeooo:rsid="0234d4f4"/>
    </style:style>
    <style:style style:name="T50" style:family="text">
      <style:text-properties officeooo:rsid="02354c0d"/>
    </style:style>
    <style:style style:name="T51" style:family="text">
      <style:text-properties officeooo:rsid="0238ff03"/>
    </style:style>
    <style:style style:name="T52" style:family="text">
      <style:text-properties officeooo:rsid="023a2787"/>
    </style:style>
    <style:style style:name="T53" style:family="text">
      <style:text-properties officeooo:rsid="02418ce3"/>
    </style:style>
    <style:style style:name="T54" style:family="text">
      <style:text-properties officeooo:rsid="023240b8"/>
    </style:style>
    <style:style style:name="T55" style:family="text">
      <style:text-properties officeooo:rsid="02437e21"/>
    </style:style>
    <style:style style:name="T56" style:family="text">
      <style:text-properties officeooo:rsid="02445f59"/>
    </style:style>
    <style:style style:name="T57" style:family="text">
      <style:text-properties officeooo:rsid="02449f9a"/>
    </style:style>
    <style:style style:name="T58" style:family="text">
      <style:text-properties officeooo:rsid="02457bbd"/>
    </style:style>
    <style:style style:name="T59" style:family="text">
      <style:text-properties officeooo:rsid="024750f3"/>
    </style:style>
    <style:style style:name="T60" style:family="text">
      <style:text-properties officeooo:rsid="0249b140"/>
    </style:style>
    <style:style style:name="T61"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67"><text:span text:style-name="T42">Fase de </text:span><text:span text:style-name="T43">construcción</text:span><text:span text:style-name="T42">:</text:span><text:span text:style-name="T44"> ITERACIÓN N.º </text:span><text:span text:style-name="T45">7</text:span></text:p>
      <text:p text:style-name="P54"><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2"><text:span text:style-name="T4">Proyecto </text:span><text:span text:style-name="T7">Colibrí</text:span></text:p>
      <text:p text:style-name="P33"/>
      <text:p text:style-name="P36">Asignatura</text:p>
      <text:p text:style-name="P33">Laboratorio de desarrollo de software</text:p>
      <text:p text:style-name="P33"/>
      <text:p text:style-name="P36">Autor</text:p>
      <text:p text:style-name="P35">Cinthia Lima</text:p>
      <text:p text:style-name="P33"/>
      <text:p text:style-name="P36">Fecha de redacción</text:p>
      <text:p text:style-name="P33"><text:span text:style-name="T49">27/03</text:span>/<text:span text:style-name="T5">2020</text:span></text:p>
      <text:p text:style-name="P55"><draw:custom-shape text:anchor-type="paragraph" draw:z-index="1" draw:name="Shape1" draw:style-name="gr3" draw:text-style-name="P7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4" svg:width="6.501cm" svg:height="18.5cm" svg:x="0.499cm" svg:y="0.75cm"><draw:text-box><text:p text:style-name="P73"><text:span text:style-name="T6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40">Plan de </text:span><text:span text:style-name="T41">i</text:span><text:span text:style-name="T40">teración</text:span></text:p>
      <text:p text:style-name="P34"/>
      <text:p text:style-name="P41">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7"/>
      <text:p text:style-name="P39">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6">Nombre de la tarea</text:p>
          </table:table-cell>
          <table:table-cell table:style-name="Tabla1.A1" office:value-type="string">
            <text:p text:style-name="P18">Fecha de </text:p>
            <text:p text:style-name="P15"><text:span text:style-name="T33">i</text:span>nicio </text:p>
          </table:table-cell>
          <table:table-cell table:style-name="Tabla1.A1" office:value-type="string">
            <text:p text:style-name="P17">Fecha de <text:span text:style-name="T35">finalización</text:span></text:p>
          </table:table-cell>
          <table:table-cell table:style-name="Tabla1.A1" office:value-type="string">
            <text:p text:style-name="P19">Fecha de <text:span text:style-name="T36">fin de iteración</text:span></text:p>
          </table:table-cell>
          <table:table-cell table:style-name="Tabla1.E1" office:value-type="string">
            <text:p text:style-name="P20">Responsable(s)</text:p>
          </table:table-cell>
        </table:table-row>
        <table:table-row table:style-name="Tabla1.2">
          <table:table-cell table:style-name="Tabla1.A2" office:value-type="string">
            <text:p text:style-name="P26"><text:span text:style-name="T49">Continuar</text:span> con la implementación del CU02 (Completar y enviar un formulario) <text:span text:style-name="T51">para </text:span>la aplicación móvil. <text:span text:style-name="T51">Experimentar las implementaciones alternativas propuestas en la iteración anterior para la generación de campos</text:span></text:p>
          </table:table-cell>
          <table:table-cell table:style-name="Tabla1.B2" office:value-type="string">
            <text:p text:style-name="P11">30/03/2020</text:p>
          </table:table-cell>
          <table:table-cell table:style-name="Tabla1.C2" office:value-type="string">
            <text:p text:style-name="P10">⏳</text:p>
          </table:table-cell>
          <table:table-cell table:style-name="Tabla1.D2" office:value-type="string">
            <text:p text:style-name="P30"><text:span text:style-name="T50">05</text:span>/0<text:span text:style-name="T50">4</text:span>/2020</text:p>
          </table:table-cell>
          <table:table-cell table:style-name="Tabla1.E2" office:value-type="string">
            <text:p text:style-name="P30">Ariel Machini y Cinthia Lima</text:p>
          </table:table-cell>
        </table:table-row>
        <table:table-row table:style-name="Tabla1.2">
          <table:table-cell table:style-name="Tabla1.A2" office:value-type="string">
            <text:p text:style-name="P27"><text:span text:style-name="T52">Modificar l</text:span>a implementación del CU02 (Completar y enviar un formulario) <text:span text:style-name="T52">para </text:span>la aplicación <text:span text:style-name="T52">web para que se adapte a los nuevos requerimientos del clientes (las respuestas deben guardarse en la base de datos)</text:span></text:p>
          </table:table-cell>
          <table:table-cell table:style-name="Tabla1.B3" office:value-type="string">
            <text:p text:style-name="P12">30/03/2020</text:p>
          </table:table-cell>
          <table:table-cell table:style-name="Tabla1.C3" office:value-type="string">
            <text:p text:style-name="P13">30/03/2020</text:p>
          </table:table-cell>
          <table:table-cell table:style-name="Tabla1.D3" office:value-type="string">
            <text:p text:style-name="P31"><text:span text:style-name="T50">05</text:span>/0<text:span text:style-name="T50">4</text:span>/2020</text:p>
          </table:table-cell>
          <table:table-cell table:style-name="Tabla1.E3" office:value-type="string">
            <text:p text:style-name="P29">Ariel Machini</text:p>
          </table:table-cell>
        </table:table-row>
        <text:soft-page-break/>
        <table:table-row table:style-name="Tabla1.2">
          <table:table-cell table:style-name="Tabla1.A2" office:value-type="string">
            <text:p text:style-name="P25">Evaluación del plan de iteración</text:p>
          </table:table-cell>
          <table:table-cell table:style-name="Tabla1.B4" office:value-type="string">
            <text:p text:style-name="P14">05/03/2020</text:p>
          </table:table-cell>
          <table:table-cell table:style-name="Tabla1.C4" office:value-type="string">
            <text:p text:style-name="P14">05/04/2020</text:p>
          </table:table-cell>
          <table:table-cell table:style-name="Tabla1.D4" office:value-type="string">
            <text:p text:style-name="P31"><text:span text:style-name="T50">05</text:span>/0<text:span text:style-name="T50">4</text:span>/2020</text:p>
          </table:table-cell>
          <table:table-cell table:style-name="Tabla1.E4" office:value-type="string">
            <text:p text:style-name="P28">Ariel Machini y Cinthia Lima</text:p>
          </table:table-cell>
        </table:table-row>
        <table:table-row table:style-name="Tabla1.2">
          <table:table-cell table:style-name="Tabla1.A5" table:number-columns-spanned="5" office:value-type="string">
            <text:p text:style-name="P21">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2"><text:span text:style-name="T37">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3"><text:span text:style-name="T37">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4"><text:span text:style-name="T38">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8"/>
      <text:p text:style-name="P40">Re<text:span text:style-name="T8">cursos</text:span></text:p>
      <text:p text:style-name="P60">Humanos:</text:p>
      <text:list xml:id="list3477156058" text:style-name="L1">
        <text:list-item>
          <text:p text:style-name="P63"><text:span text:style-name="T34">Dos</text:span> analistas:</text:p>
          <text:list>
            <text:list-item>
              <text:p text:style-name="P64">Lima, Cinthia.</text:p>
            </text:list-item>
            <text:list-item>
              <text:p text:style-name="P64">Machini, Ariel.</text:p>
            </text:list-item>
          </text:list>
        </text:list-item>
      </text:list>
      <text:p text:style-name="P57"/>
      <text:p text:style-name="P60">Ha<text:span text:style-name="T9">r</text:span>dware:</text:p>
      <text:list xml:id="list2309484747" text:style-name="L2">
        <text:list-item>
          <text:p text:style-name="P69">Notebook Lenovo Legion Y720.</text:p>
        </text:list-item>
        <text:list-item>
          <text:p text:style-name="P69">Notebook Banghó MAX G01.</text:p>
        </text:list-item>
      </text:list>
      <text:p text:style-name="P9"/>
      <text:p text:style-name="P8"><text:span text:style-name="T11">M</text:span><text:span text:style-name="T10">isceláneo:</text:span></text:p>
      <text:list xml:id="list1333218352" text:style-name="L3">
        <text:list-item>
          <text:p text:style-name="P70"><text:span text:style-name="T33">Acceso a </text:span>Internet.</text:p>
        </text:list-item>
        <text:list-item>
          <text:p text:style-name="P71">Repositorio <text:span text:style-name="T33">(</text:span>en GitHub<text:span text:style-name="T33">)</text:span>.</text:p>
        </text:list-item>
      </text:list>
      <text:p text:style-name="P58"/>
      <text:p text:style-name="P45">Objetivos alcanzados</text:p>
      <text:p text:style-name="P48">De las <text:span text:style-name="T53">tres (3) </text:span>tareas definidas se pudieron ejecutar y termina<text:span text:style-name="T39">r dos (2) </text:span>con éxito:</text:p>
      <text:list xml:id="list915328078" text:style-name="L4">
        <text:list-item>
          <text:p text:style-name="P68">Modificar la implementación del CU02 (Completar y enviar un formulario) para la aplicación web para que se adapte a los nuevos requerimientos del clientes (las respuestas deben guardarse en la base de datos).</text:p>
        </text:list-item>
        <text:list-item>
          <text:p text:style-name="P66">Evaluación del plan de iteración.</text:p>
        </text:list-item>
      </text:list>
      <text:p text:style-name="P50"><text:soft-page-break/></text:p>
      <text:p text:style-name="P42">Conclusión</text:p>
      <text:p text:style-name="P51">En términos generales, podemos concluir que esta fue una iteración productiva. Pese a que no se <text:span text:style-name="T58">pudo</text:span> completar al cien por ciento <text:span text:style-name="T58">una de </text:span>las tareas propuestas en el plan, se lograron avances significativos que continuarán evolucionando en próximas iteraciones.</text:p>
      <text:p text:style-name="P51">En cuanto a los detalles <text:span text:style-name="T55">sobre el</text:span> progreso <text:span text:style-name="T59">de</text:span> la implementación del CU02 <text:span text:style-name="T54">(Completar y enviar un formulario) en la aplicación móvil, durante</text:span> esta iteración se desarrolló una manera alternativa para recuperar <text:span text:style-name="T55">(</text:span>en la aplicación <text:span text:style-name="T55">móvil)</text:span> la información sobre los campos de un formulario. <text:span text:style-name="T55">Dicho desarrollo resultó ser exitoso, por lo que la visualización de formularios en la aplicación móvil ahora es posible. Como trabajo pendiente queda terminar la validación de los datos ingresados por el usuario en el formulario así como también el envío de dicha información para su procesamiento.</text:span></text:p>
      <text:p text:style-name="P49"/>
      <text:p text:style-name="P43">Estado del repositorio</text:p>
      <text:p text:style-name="P61"><text:span text:style-name="T6">Versión </text:span><text:span text:style-name="T28">inicial</text:span><text:span text:style-name="T6"> – </text:span><text:span text:style-name="T28">final</text:span><text:span text:style-name="T6">:</text:span> <text:span text:style-name="T46">262</text:span> – <text:span text:style-name="T56">273</text:span></text:p>
      <text:p text:style-name="P61"/>
      <text:p text:style-name="P44">Estado del repositorio <text:span text:style-name="T47">(aplicación móvil)</text:span></text:p>
      <text:p text:style-name="P62"><text:span text:style-name="T6">Versión </text:span><text:span text:style-name="T28">inicial</text:span><text:span text:style-name="T6"> – </text:span><text:span text:style-name="T28">final</text:span><text:span text:style-name="T6">:</text:span> <text:span text:style-name="T48">9</text:span> – <text:span text:style-name="T57">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3:08.514210061</dc:date>
    <meta:editing-duration>P1DT18H2M25S</meta:editing-duration>
    <meta:editing-cycles>457</meta:editing-cycles>
    <meta:generator>LibreOffice/6.4.4.2$Linux_X86_64 LibreOffice_project/40$Build-2</meta:generator>
    <dc:title>Plan de Iteración</dc:title>
    <dc:subject>Horizon</dc:subject>
    <meta:document-statistic meta:table-count="3" meta:image-count="3" meta:object-count="0" meta:page-count="5" meta:paragraph-count="75" meta:word-count="599" meta:character-count="3756" meta:non-whitespace-character-count="3230"/>
  </office:meta>
</office:document-meta>
</file>